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fo:keep-with-next="always"/>
    </style:style>
    <style:style style:name="Table1.A" style:family="table-column">
      <style:table-column-properties style:column-width="1.3375in"/>
    </style:style>
    <style:style style:name="Table1.B" style:family="table-column">
      <style:table-column-properties style:column-width="1.3382in"/>
    </style:style>
    <style:style style:name="Table1.D" style:family="table-column">
      <style:table-column-properties style:column-width="1.3424in"/>
    </style:style>
    <style:style style:name="Table1.E" style:family="table-column">
      <style:table-column-properties style:column-width="1.3417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3" style:family="paragraph" style:parent-style-name="Table_20_Contents">
      <style:paragraph-properties fo:text-align="justify" style:justify-single-word="false"/>
      <style:text-properties fo:language="zxx" fo:country="none" fo:text-shadow="1pt 1pt" style:language-asian="zxx" style:country-asian="none" style:language-complex="zxx" style:country-complex="none"/>
    </style:style>
    <style:style style:name="P4" style:family="paragraph" style:parent-style-name="Table_20_Contents">
      <style:paragraph-properties fo:text-align="start" style:justify-single-word="false"/>
      <style:text-properties fo:language="zxx" fo:country="none" fo:text-shadow="1pt 1pt" style:language-asian="zxx" style:country-asian="none" style:language-complex="zxx" style:country-complex="none"/>
    </style:style>
    <style:style style:name="P5"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6" style:family="paragraph" style:parent-style-name="Table_20_Contents">
      <style:paragraph-properties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7" style:family="paragraph" style:parent-style-name="Table">
      <style:paragraph-properties fo:text-align="justify" style:justify-single-word="false"/>
      <style:text-properties fo:language="zxx" fo:country="none" style:language-asian="zxx" style:country-asian="none" style:language-complex="zxx" style:country-complex="none"/>
    </style:style>
    <style:style style:name="P8" style:family="paragraph" style:parent-style-name="Table">
      <style:paragraph-properties fo:text-align="justify" style:justify-single-word="false"/>
      <style:text-properties fo:language="zxx" fo:country="none" fo:font-style="normal" style:language-asian="zxx" style:country-asian="none" style:font-style-asian="normal" style:language-complex="zxx" style:country-complex="none"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tracción de atributos</text:p>
      <text:p text:style-name="P2"/>
      <text:p text:style-name="P1"><text:tab/>Para analizar los distintos wavs para el desarrollo del modelo utilizamos la herramienta open-smile, con la configuración para la InterSpeech 2010 Parallinguistic challenge (paralling-IS10.conf). Esta configuración nos permite extraer alrededor de 1500 atributos para cada wav de la biblioteca para desarrollo, los cuales tuvimos que retocar para trabajar mejor en Weka. </text:p>
      <text:p text:style-name="P1"><text:tab/>Para esto confeccionamos un script (extraer-atributos.py) el cual 'appendea' para cada wav los valores de sus atributos al archivo output.arff, modifica el valor por defecto para la clase numeric como un atributo enum genero {m,f} y para cada wav setea el valor de la clase a partir del nombre del mismo. El primer atributo "name" debimos eliminarlo puesto que Weka no trabaja con strings y complica el desarrollo del trabajo.</text:p>
      <text:p text:style-name="P1"/>
      <text:p text:style-name="P2">Seleccion de atributos</text:p>
      <text:p text:style-name="P2"/>
      <text:p text:style-name="P1"><text:tab/>Para el modelo no es posible utilizar todos estos atributos porque estariamos sobreajustando, debemos seleccionar a lo sumo cuarenta de ellos para obtener un modelo 'apto'. </text:p>
      <text:p text:style-name="P1">Utilizamos varios de los métodos propuestos por Weka (Ranker, GreedyStepwise, RandomForest, Best First, LinearForwardSelection) variando incluso sus evaluadores (JRip, j48, RandomForest) y nos quedamos con aquellos atributos que tenían más coincidencias en los resultados de los métodos.</text:p>
      <text:p text:style-name="P1"><text:tab/>De esta forma conseguimos un primer conjunto de atributos (ocho en total) que utilizamos para encontrar que método resulta en el mejor modelo. Luego refinamos la selección de atributos en un intento por mejorar el modelo recién encontrado.</text:p>
      <text:p text:style-name="P1"/>
      <text:p text:style-name="P2">Extraer el modelo, &lt;RandomForest&gt;</text:p>
      <text:p text:style-name="P2"/>
      <text:p text:style-name="P1"><text:tab/>Para esta instancia generamos distintos modelos utilizando un primer conjunto de atributos y luego los comparamos en eficiencia, contrastándolos entre si tanto con cross-validation en tp2-dev como así también con un set de datos de test que armamos nosotros, con archivos de audio de personas conocidas, varios hombres y mujeres que accedieron a mandarnos un pequeño audio de entre 3 y 7 segundos.</text:p>
      <text:p text:style-name="P1"><text:tab/>Comparamos los modelos de JRip, j48, j48grasp, RandomForest (variando cant de trees), SMO, naiveBayes y <text:s/>guiandonos por la clasificacion de eficiencia que nos ofrece Weka en cross-validation con los wavs de tp2-dev.</text:p>
      <text:p text:style-name="P1"/>
      <text:p text:style-name="P1"><text:tab/>Resultó ser el más eficiente el algoritmo de RandomForest seteado con 21 árboles para el primer grupo de atributos, puesto que aún empatando en primer lugar con j48, j48grasp y SMO, lo testeamos con nuestra biblioteca casera de wavs en la carpeta $test$ y demostró la mejor performance. Pronosticamos una eficiencia del 80% sólo con estos atributos, aunque cabe destacar que, sumado a que los audios no fueron grabados en las mejores condiciones y que las longitudes de los mismos son variantes, los casos que fallaron son casos bordes, por ejemplo la voz de un anciano o de un niño pequeño, o audios con ruido de fondo medianamente fuerte.</text:p>
      <text:p text:style-name="P1"/>
      <text:p text:style-name="P1"><text:tab/>Para esta primera etapa pueden apreciarse los resultados en la siguiente tabla:</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number-columns-repeated="2"/>
        <table:table-column table:style-name="Table1.D"/>
        <table:table-column table:style-name="Table1.E"/>
        <text:soft-page-break/>
        <table:table-row>
          <table:table-cell table:style-name="Table1.A1" office:value-type="string">
            <text:p text:style-name="P3">Modelo</text:p>
          </table:table-cell>
          <table:table-cell table:style-name="Table1.A1" office:value-type="string">
            <text:p text:style-name="P3">Aciertos</text:p>
          </table:table-cell>
          <table:table-cell table:style-name="Table1.A1" office:value-type="string">
            <text:p text:style-name="P3">Errores</text:p>
          </table:table-cell>
          <table:table-cell table:style-name="Table1.A1" office:value-type="string">
            <text:p text:style-name="P4">Efectividad en tests propios</text:p>
          </table:table-cell>
          <table:table-cell table:style-name="Table1.E1" office:value-type="string">
            <text:p text:style-name="P4">Efectividad en tests tp2-dev</text:p>
          </table:table-cell>
        </table:table-row>
        <table:table-row>
          <table:table-cell table:style-name="Table1.A2" office:value-type="string">
            <text:p text:style-name="P5">j48_2.model</text:p>
          </table:table-cell>
          <table:table-cell table:style-name="Table1.A2" office:value-type="string">
            <text:p text:style-name="P5">36</text:p>
          </table:table-cell>
          <table:table-cell table:style-name="Table1.A2" office:value-type="string">
            <text:p text:style-name="P5">17</text:p>
          </table:table-cell>
          <table:table-cell table:style-name="Table1.A2" office:value-type="string">
            <text:p text:style-name="P5">67.9245283019%</text:p>
          </table:table-cell>
          <table:table-cell table:style-name="Table1.E2" office:value-type="string">
            <text:p text:style-name="P5">96.6667%</text:p>
          </table:table-cell>
        </table:table-row>
        <table:table-row>
          <table:table-cell table:style-name="Table1.A2" office:value-type="string">
            <text:p text:style-name="P6">randomforest_3.model</text:p>
          </table:table-cell>
          <table:table-cell table:style-name="Table1.A2" office:value-type="string">
            <text:p text:style-name="P6">42</text:p>
          </table:table-cell>
          <table:table-cell table:style-name="Table1.A2" office:value-type="string">
            <text:p text:style-name="P6">11</text:p>
          </table:table-cell>
          <table:table-cell table:style-name="Table1.A2" office:value-type="string">
            <text:p text:style-name="P6">79.2452830189%</text:p>
          </table:table-cell>
          <table:table-cell table:style-name="Table1.E2" office:value-type="string">
            <text:p text:style-name="P6">96.6667%</text:p>
          </table:table-cell>
        </table:table-row>
        <table:table-row>
          <table:table-cell table:style-name="Table1.A2" office:value-type="string">
            <text:p text:style-name="P5">j48graft.model</text:p>
          </table:table-cell>
          <table:table-cell table:style-name="Table1.A2" office:value-type="string">
            <text:p text:style-name="P5">37</text:p>
          </table:table-cell>
          <table:table-cell table:style-name="Table1.A2" office:value-type="string">
            <text:p text:style-name="P5">16</text:p>
          </table:table-cell>
          <table:table-cell table:style-name="Table1.A2" office:value-type="string">
            <text:p text:style-name="P5">69.8113207547%</text:p>
          </table:table-cell>
          <table:table-cell table:style-name="Table1.E2" office:value-type="string">
            <text:p text:style-name="P5">96.6667%</text:p>
          </table:table-cell>
        </table:table-row>
        <table:table-row>
          <table:table-cell table:style-name="Table1.A2" office:value-type="string">
            <text:p text:style-name="P5">jrip_2.model</text:p>
          </table:table-cell>
          <table:table-cell table:style-name="Table1.A2" office:value-type="string">
            <text:p text:style-name="P5">39</text:p>
          </table:table-cell>
          <table:table-cell table:style-name="Table1.A2" office:value-type="string">
            <text:p text:style-name="P5">14</text:p>
          </table:table-cell>
          <table:table-cell table:style-name="Table1.A2" office:value-type="string">
            <text:p text:style-name="P5">73.5849056604%</text:p>
          </table:table-cell>
          <table:table-cell table:style-name="Table1.E2" office:value-type="string">
            <text:p text:style-name="P5">95%</text:p>
          </table:table-cell>
        </table:table-row>
        <table:table-row>
          <table:table-cell table:style-name="Table1.A2" office:value-type="string">
            <text:p text:style-name="P5">randomforest.model</text:p>
          </table:table-cell>
          <table:table-cell table:style-name="Table1.A2" office:value-type="string">
            <text:p text:style-name="P5">41</text:p>
          </table:table-cell>
          <table:table-cell table:style-name="Table1.A2" office:value-type="string">
            <text:p text:style-name="P5">12</text:p>
          </table:table-cell>
          <table:table-cell table:style-name="Table1.A2" office:value-type="string">
            <text:p text:style-name="P5">77.358490566%</text:p>
          </table:table-cell>
          <table:table-cell table:style-name="Table1.E2" office:value-type="string">
            <text:p text:style-name="P5">94.4444 %</text:p>
          </table:table-cell>
        </table:table-row>
        <table:table-row>
          <table:table-cell table:style-name="Table1.A2" office:value-type="string">
            <text:p text:style-name="P5">randomtree.model</text:p>
          </table:table-cell>
          <table:table-cell table:style-name="Table1.A2" office:value-type="string">
            <text:p text:style-name="P5">38</text:p>
          </table:table-cell>
          <table:table-cell table:style-name="Table1.A2" office:value-type="string">
            <text:p text:style-name="P5">15</text:p>
          </table:table-cell>
          <table:table-cell table:style-name="Table1.A2" office:value-type="string">
            <text:p text:style-name="P5">71.6981132075%</text:p>
          </table:table-cell>
          <table:table-cell table:style-name="Table1.E2" office:value-type="string">
            <text:p text:style-name="P5">95.5556%</text:p>
          </table:table-cell>
        </table:table-row>
        <table:table-row>
          <table:table-cell table:style-name="Table1.A2" office:value-type="string">
            <text:p text:style-name="P5">bayes.model</text:p>
          </table:table-cell>
          <table:table-cell table:style-name="Table1.A2" office:value-type="string">
            <text:p text:style-name="P5">43</text:p>
          </table:table-cell>
          <table:table-cell table:style-name="Table1.A2" office:value-type="string">
            <text:p text:style-name="P5">10</text:p>
          </table:table-cell>
          <table:table-cell table:style-name="Table1.A2" office:value-type="string">
            <text:p text:style-name="P5">81.1320754717%</text:p>
          </table:table-cell>
          <table:table-cell table:style-name="Table1.E2" office:value-type="string">
            <text:p text:style-name="P5">94.4444%</text:p>
          </table:table-cell>
        </table:table-row>
        <table:table-row>
          <table:table-cell table:style-name="Table1.A2" office:value-type="string">
            <text:p text:style-name="P5">smo.model</text:p>
          </table:table-cell>
          <table:table-cell table:style-name="Table1.A2" office:value-type="string">
            <text:p text:style-name="P5">41</text:p>
          </table:table-cell>
          <table:table-cell table:style-name="Table1.A2" office:value-type="string">
            <text:p text:style-name="P5">12</text:p>
          </table:table-cell>
          <table:table-cell table:style-name="Table1.A2" office:value-type="string">
            <text:p text:style-name="P5">77.358490566%</text:p>
          </table:table-cell>
          <table:table-cell table:style-name="Table1.E2" office:value-type="string">
            <text:p text:style-name="P5">96.6667%</text:p>
          </table:table-cell>
        </table:table-row>
        <table:table-row>
          <table:table-cell table:style-name="Table1.A2" office:value-type="string">
            <text:p text:style-name="P5">randomforest_2.model</text:p>
          </table:table-cell>
          <table:table-cell table:style-name="Table1.A2" office:value-type="string">
            <text:p text:style-name="P5">42</text:p>
          </table:table-cell>
          <table:table-cell table:style-name="Table1.A2" office:value-type="string">
            <text:p text:style-name="P5">11</text:p>
          </table:table-cell>
          <table:table-cell table:style-name="Table1.A2" office:value-type="string">
            <text:p text:style-name="P5">79.2452830189%</text:p>
          </table:table-cell>
          <table:table-cell table:style-name="Table1.E2" office:value-type="string">
            <text:p text:style-name="P5">96.1111%</text:p>
          </table:table-cell>
        </table:table-row>
      </table:table>
      <text:p text:style-name="P7">Table <text:sequence text:ref-name="refTable0" text:name="Table" text:formula="ooow:Table+1" style:num-format="1">1</text:sequence>: Atributos usados: @attribute mfcc_sma[11]_amean @attribute mfcc_sma[12]_linregc2 @attribute F0finEnv_sma_amean @attribute F0finEnv_sma_quartile1 @attribute F0finEnv_sma_quartile3 @attribute voicingFinalUnclipped_sma_percentile99.0 @attribute F0final_sma_quartile1 @attribute F0final_sma_quartile2 numeric (8 atributos)</text:p>
      <text:p text:style-name="P8"><text:tab/>En base a esta primera experimentación nos propusimos mejorar el modelo basado en RandomForest y puesto que los parámetros ya eran los óptimos para esta cantidad de atributos, decidimos buscar más atributos que hagan la diferencia. Ejecutamos los métodos antes mencionados, e incluso algunos más (o variantes de los mismos) que no habíamos probado antes. Notamos que muchos atributos no coincidían en los resultados de todos los métodos pero muchos parecían interesantes y que podrían aportar significancia al modelo. De esta forma seleccionamos algunos más y exportamos nuevamente el modelo RandomForest, notando que con 21 árboles termina dando la misma efectividad que con 10 árboles, por lo que nos quedamos con este último valor.</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antos</meta:initial-creator>
    <meta:creation-date>2014-11-03T14:29:11</meta:creation-date>
    <dc:date>2014-11-03T18:11:12</dc:date>
    <dc:creator>Cuenta Habla</dc:creator>
    <meta:editing-duration>PT52M19S</meta:editing-duration>
    <meta:editing-cycles>8</meta:editing-cycles>
    <meta:generator>LibreOffice/3.5$Linux_X86_64 LibreOffice_project/350m1$Build-2</meta:generator>
    <meta:document-statistic meta:table-count="1" meta:image-count="0" meta:object-count="0" meta:page-count="2" meta:paragraph-count="64" meta:word-count="642" meta:character-count="4411" meta:non-whitespace-character-count="3821"/>
  </office:meta>
</office:document-meta>
</file>